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194117"/>
    </style:style>
    <style:style style:name="P3" style:family="paragraph" style:parent-style-name="normal">
      <style:text-properties fo:font-size="13pt" style:font-size-asian="13pt" style:font-size-complex="13pt"/>
    </style:style>
    <style:style style:name="P4" style:family="paragraph" style:parent-style-name="normal">
      <style:paragraph-properties fo:line-height="115%"/>
    </style:style>
    <style:style style:name="P5" style:family="paragraph" style:parent-style-name="normal">
      <style:text-properties officeooo:rsid="001ac13d" officeooo:paragraph-rsid="001ac13d"/>
    </style:style>
    <style:style style:name="P6" style:family="paragraph" style:parent-style-name="normal">
      <style:paragraph-properties fo:margin-left="0cm" fo:margin-right="0cm" fo:text-indent="0cm" style:auto-text-indent="false"/>
    </style:style>
    <style:style style:name="P7" style:family="paragraph" style:parent-style-name="normal" style:master-page-name="Standard">
      <style:paragraph-properties fo:text-align="center" style:justify-single-word="false" style:page-number="1"/>
      <style:text-properties fo:font-size="13pt" fo:font-weight="bold" officeooo:rsid="00194117" officeooo:paragraph-rsid="00194117" style:font-size-asian="13pt" style:font-weight-asian="bold" style:font-size-complex="13pt"/>
    </style:style>
    <style:style style:name="P8" style:family="paragraph" style:parent-style-name="normal">
      <style:text-properties fo:font-size="12pt" fo:font-weight="bold" style:font-size-asian="12pt" style:font-weight-asian="bold" style:font-size-complex="12pt"/>
    </style:style>
    <style:style style:name="P9" style:family="paragraph" style:parent-style-name="normal">
      <style:paragraph-properties fo:line-height="115%"/>
      <style:text-properties fo:font-size="12pt" fo:font-weight="bold" style:font-size-asian="12pt" style:font-weight-asian="bold" style:font-size-complex="12pt"/>
    </style:style>
    <style:style style:name="P10" style:family="paragraph" style:parent-style-name="normal">
      <style:text-properties fo:font-size="12pt" fo:font-weight="bold" officeooo:paragraph-rsid="001ac13d" style:font-size-asian="12pt" style:font-weight-asian="bold" style:font-size-complex="12pt"/>
    </style:style>
    <style:style style:name="P11" style:family="paragraph" style:parent-style-name="normal">
      <style:text-properties officeooo:rsid="00194117" officeooo:paragraph-rsid="00194117"/>
    </style:style>
    <style:style style:name="P12" style:family="paragraph" style:parent-style-name="normal">
      <style:text-properties fo:color="#38761d" fo:font-size="12pt" fo:font-weight="bold" officeooo:rsid="00194117" officeooo:paragraph-rsid="001ac13d" style:font-size-asian="12pt" style:font-weight-asian="bold" style:font-size-complex="12pt"/>
    </style:style>
    <style:style style:name="P13" style:family="paragraph" style:parent-style-name="normal">
      <style:paragraph-properties fo:line-height="115%"/>
      <style:text-properties officeooo:rsid="001ddf63" officeooo:paragraph-rsid="001ddf63"/>
    </style:style>
    <style:style style:name="P14" style:family="paragraph" style:parent-style-name="normal" style:list-style-name="WWNum1">
      <style:paragraph-properties fo:margin-left="1.27cm" fo:margin-right="0cm" fo:text-indent="-0.635cm" style:auto-text-indent="false"/>
      <style:text-properties officeooo:paragraph-rsid="001c2333"/>
    </style:style>
    <style:style style:name="P15" style:family="paragraph" style:parent-style-name="normal" style:list-style-name="WWNum1">
      <style:paragraph-properties fo:margin-left="1.27cm" fo:margin-right="0cm" fo:text-indent="-0.635cm" style:auto-text-indent="false"/>
      <style:text-properties officeooo:rsid="001c2333" officeooo:paragraph-rsid="001c2333"/>
    </style:style>
    <style:style style:name="P16" style:family="paragraph" style:parent-style-name="normal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normal">
      <style:paragraph-properties fo:margin-left="0cm" fo:margin-right="0cm" fo:text-indent="0cm" style:auto-text-indent="false"/>
      <style:text-properties officeooo:rsid="001c2333" officeooo:paragraph-rsid="001c2333"/>
    </style:style>
    <style:style style:name="P18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4117" style:font-weight-asian="bold"/>
    </style:style>
    <style:style style:name="T3" style:family="text">
      <style:text-properties fo:color="#1155cc" style:text-underline-style="solid" style:text-underline-width="auto" style:text-underline-color="font-color" officeooo:rsid="00194117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officeooo:rsid="001ac13d"/>
    </style:style>
    <style:style style:name="T6" style:family="text">
      <style:text-properties officeooo:rsid="001b3f83"/>
    </style:style>
    <style:style style:name="T7" style:family="text">
      <style:text-properties officeooo:rsid="001b79b9"/>
    </style:style>
    <style:style style:name="T8" style:family="text">
      <style:text-properties officeooo:rsid="001c2333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abriel Joaquim <text:s/>Do Couto</text:p>
      <text:p text:style-name="P1"><text:span text:style-name="T1">(</text:span><text:span text:style-name="T2">43</text:span><text:span text:style-name="T1">) </text:span><text:span text:style-name="T2">998098507</text:span></text:p>
      <text:p text:style-name="P2"><text:a xlink:type="simple" xlink:href="mailto:gabriel.joaquim.couto@escola.pr.gov.br" text:style-name="Internet_20_link" text:visited-style-name="Visited_20_Internet_20_Link"><text:span text:style-name="T3">gabriel.joaquim.couto@escola.pr.gov.br</text:span></text:a></text:p>
      <text:p text:style-name="normal"><draw:rect text:anchor-type="as-char" style:rel-width="100%" draw:z-index="0" draw:name="Forma1" draw:style-name="gr1" draw:text-style-name="P18" svg:width="16.511cm" svg:height="0.054cm"><text:p/></draw:rect></text:p>
      <text:p text:style-name="P3"/>
      <text:p text:style-name="P9">OBJETIVO</text:p>
      <text:p text:style-name="P13">tentar ingressar no ramo dos Esportes de Combate o MMA através de competições e eventos pequenos </text:p>
      <text:p text:style-name="P4"/>
      <text:p text:style-name="normal"/>
      <text:p text:style-name="P8">FORMAÇÃO ACADÊMICA</text:p>
      <text:p text:style-name="P11">Colégio Antônio Delfino Fragoso E. Médio E E. Fundamental 2 – 1º Ano A Colegial em execução</text:p>
      <text:p text:style-name="normal"/>
      <text:p text:style-name="P10">PROJETOS </text:p>
      <text:p text:style-name="P12">Jogo Pong (Projeto1)</text:p>
      <text:p text:style-name="normal">Descrição: <text:span text:style-name="T5">Jogo inspirado no primeiro vídeo CSS avançado criado, usando variáveis e funções ingressadas a partir do JavaScript também utilizando desafios com placares e fases.</text:span></text:p>
      <text:p text:style-name="normal"/>
      <text:p text:style-name="P5">Trabalho com Fórmulas E Tabelas (Projeto2)</text:p>
      <text:p text:style-name="normal">Descrição: <text:span text:style-name="T5">Criação de formulários complexos para trabalho em empresas, entender as transições e transformações presente na hierarquia do CSS que utilizamos para os estudos e os desafios presentes nas construções de formulários e documentos do dia a dia empres</text:span><text:span text:style-name="T6">arial</text:span></text:p>
      <text:p text:style-name="normal"/>
      <text:p text:style-name="normal"><text:s/>GitHub - <text:span text:style-name="T7">gsbrielcoutott</text:span></text:p>
      <text:p text:style-name="normal"/>
      <text:p text:style-name="normal"><text:span text:style-name="T4">TECNOLOGIAS </text:span></text:p>
      <text:list xml:id="list2186495352" text:style-name="WWNum1">
        <text:list-item>
          <text:p text:style-name="P15">JavaScript</text:p>
        </text:list-item>
        <text:list-item>
          <text:p text:style-name="P15">HTML5 e CSS3</text:p>
        </text:list-item>
        <text:list-item>
          <text:p text:style-name="P14"><text:span text:style-name="T8">Scratch</text:span></text:p>
        </text:list-item>
      </text:list>
      <text:p text:style-name="P6"/>
      <text:p text:style-name="P16">CURSOS | CERTIFICAÇÕES</text:p>
      <text:p text:style-name="P17">E.F – Colégio – (em execução desde 2022 possuindo 3 certificados)</text:p>
      <text:p text:style-name="P17">Alura – Colégio - ( em execução desde do início de 2023 possuindo 6 certificados)</text:p>
      <text:p text:style-name="P6"/>
      <text:p text:style-name="P16">IDIOMAS</text:p>
      <text:p text:style-name="P17">inglês: iniciante – Colégio Antônio Delfino Fragoso E. Médio E E. Fundamental 2 - ( em execução desde 2022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07T08:57:58.952721012</dc:date>
    <meta:editing-duration>PT8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73" meta:character-count="1151" meta:non-whitespace-character-count="993"/>
  </office:meta>
</office:document-meta>
</file>